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58d48" officeooo:paragraph-rsid="00258d48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7ef2f" officeooo:paragraph-rsid="0027ef2f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Standard">
      <style:text-properties officeooo:paragraph-rsid="00208834"/>
    </style:style>
    <style:style style:name="P9" style:family="paragraph" style:parent-style-name="Table_20_Contents" style:list-style-name="L3">
      <style:text-properties style:font-name="Arial" fo:font-style="italic" officeooo:rsid="00258d48" officeooo:paragraph-rsid="00258d48" style:font-style-asian="italic" style:font-style-complex="italic"/>
    </style:style>
    <style:style style:name="P10" style:family="paragraph" style:parent-style-name="Table_20_Contents" style:list-style-name="L4">
      <style:text-properties style:font-name="Arial" fo:font-style="italic" officeooo:rsid="00258d48" officeooo:paragraph-rsid="00258d48" style:font-style-asian="italic" style:font-style-complex="italic"/>
    </style:style>
    <style:style style:name="P11" style:family="paragraph" style:parent-style-name="Table_20_Contents" style:list-style-name="L5">
      <style:text-properties style:font-name="Arial" fo:font-style="italic" officeooo:rsid="00258d48" officeooo:paragraph-rsid="00258d48" style:font-style-asian="italic" style:font-style-complex="italic"/>
    </style:style>
    <style:style style:name="P12" style:family="paragraph" style:parent-style-name="Table_20_Contents" style:list-style-name="L3">
      <style:text-properties style:font-name="Arial" fo:font-style="italic" officeooo:rsid="0021db60" officeooo:paragraph-rsid="00258d48" style:font-style-asian="italic" style:font-style-complex="italic"/>
    </style:style>
    <style:style style:name="P13" style:family="paragraph" style:parent-style-name="Table_20_Contents" style:list-style-name="L6">
      <style:text-properties style:font-name="Arial" fo:font-style="italic" officeooo:rsid="0021db60" officeooo:paragraph-rsid="00258d48" style:font-style-asian="italic" style:font-style-complex="italic"/>
    </style:style>
    <style:style style:name="P14" style:family="paragraph" style:parent-style-name="Table_20_Contents" style:list-style-name="L2">
      <style:text-properties style:font-name="Arial" fo:font-style="italic" officeooo:rsid="0021db60" officeooo:paragraph-rsid="00294cbb" style:font-style-asian="italic" style:font-style-complex="italic"/>
    </style:style>
    <style:style style:name="P15" style:family="paragraph" style:parent-style-name="Table_20_Contents" style:list-style-name="L2">
      <style:text-properties style:font-name="Arial" fo:font-style="italic" officeooo:rsid="002504c9" officeooo:paragraph-rsid="00294cbb" style:font-style-asian="italic" style:font-style-complex="italic"/>
    </style:style>
    <style:style style:name="P16" style:family="paragraph" style:parent-style-name="Table_20_Contents" style:list-style-name="L6">
      <style:text-properties style:font-name="Arial" officeooo:rsid="0023d0ca" officeooo:paragraph-rsid="00258d48"/>
    </style:style>
    <style:style style:name="P17" style:family="paragraph" style:parent-style-name="Table_20_Contents" style:list-style-name="L5">
      <style:text-properties style:font-name="Arial" officeooo:rsid="00258d48" officeooo:paragraph-rsid="00258d48"/>
    </style:style>
    <style:style style:name="P18" style:family="paragraph" style:parent-style-name="Table_20_Contents" style:list-style-name="L6">
      <style:text-properties style:font-name="Arial" officeooo:rsid="00258d48" officeooo:paragraph-rsid="00258d48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258d48" officeooo:paragraph-rsid="00294cbb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258d48" officeooo:paragraph-rsid="00258d48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294cbb" officeooo:paragraph-rsid="00294cbb"/>
    </style:style>
    <style:style style:name="P22" style:family="paragraph" style:parent-style-name="Table_20_Contents" style:list-style-name="L1">
      <style:text-properties style:font-name="Arial" fo:font-style="normal" officeooo:rsid="00294cbb" officeooo:paragraph-rsid="00294cbb" style:font-style-asian="normal" style:font-style-complex="normal"/>
    </style:style>
    <style:style style:name="P23" style:family="paragraph" style:parent-style-name="Table_20_Contents" style:list-style-name="L3">
      <style:text-properties style:font-name="Arial" fo:font-style="normal" officeooo:rsid="00294cbb" officeooo:paragraph-rsid="00294cbb" style:font-style-asian="normal" style:font-style-complex="normal"/>
    </style:style>
    <style:style style:name="T1" style:family="text">
      <style:text-properties fo:font-weight="bold" officeooo:rsid="002180a0" style:font-weight-asian="bold" style:font-weight-complex="bold"/>
    </style:style>
    <style:style style:name="T2" style:family="text">
      <style:text-properties fo:font-weight="bold" officeooo:rsid="00280781" style:font-weight-asian="bold" style:font-weight-complex="bold"/>
    </style:style>
    <style:style style:name="T3" style:family="text">
      <style:text-properties officeooo:rsid="0020fab9"/>
    </style:style>
    <style:style style:name="T4" style:family="text">
      <style:text-properties officeooo:rsid="00258d48"/>
    </style:style>
    <style:style style:name="T5" style:family="text">
      <style:text-properties officeooo:rsid="0025d127"/>
    </style:style>
    <style:style style:name="T6" style:family="text">
      <style:text-properties officeooo:rsid="00265f1e"/>
    </style:style>
    <style:style style:name="T7" style:family="text">
      <style:text-properties officeooo:rsid="0027ef2f"/>
    </style:style>
    <style:style style:name="T8" style:family="text">
      <style:text-properties officeooo:rsid="00294c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2</text:span></text:p>
          </table:table-cell>
          <table:table-cell table:style-name="Tabelle4.A1" office:value-type="string">
            <text:p text:style-name="P2">Element: <text:span text:style-name="T2">5</text:span></text:p>
          </table:table-cell>
          <table:table-cell table:style-name="Tabelle4.C1" office:value-type="string">
            <text:p text:style-name="P2">Title: <text:span text:style-name="T1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3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1">Conditional</text:p>
            <text:p text:style-name="P21">statements</text:p>
          </table:table-cell>
          <table:table-cell table:style-name="Tabelle1.C2" office:value-type="string">
            <text:list xml:id="list5025830318725820418" text:style-name="L1">
              <text:list-item>
                <text:p text:style-name="P22"><text:span text:style-name="T6">E</text:span>xplain briefly what will be covered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9">Example<text:span text:style-name="T8">2</text:span>-1.vbs</text:p>
          </table:table-cell>
          <table:table-cell table:style-name="Tabelle1.C3" office:value-type="string">
            <text:list xml:id="list6503945751344298663" text:style-name="L2">
              <text:list-item>
                <text:p text:style-name="P15">(Create new file, save as Example<text:span text:style-name="T8">2</text:span>-<text:span text:style-name="T8">1</text:span>.vbs)</text:p>
              </text:list-item>
              <text:list-item>
                <text:p text:style-name="P14">(Write code and explain <text:span text:style-name="T5">single steps. Find details in provided vbs file</text:span>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21">Boolean algebra</text:p>
          </table:table-cell>
          <table:table-cell table:style-name="Tabelle1.C4" office:value-type="string">
            <text:list xml:id="list2919932160982159538" text:style-name="L3">
              <text:list-item>
                <text:p text:style-name="P23">Recap Boolean algebra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9">Example<text:span text:style-name="T8">2</text:span>-<text:span text:style-name="T8">2</text:span>.vbs</text:p>
          </table:table-cell>
          <table:table-cell table:style-name="Tabelle1.C5" office:value-type="string">
            <text:list xml:id="list104229059163113" text:continue-list="list6503945751344298663" text:style-name="L2">
              <text:list-item>
                <text:p text:style-name="P15">(Create new file, save as Example<text:span text:style-name="T8">2</text:span>-<text:span text:style-name="T8">2</text:span>.vbs)</text:p>
              </text:list-item>
              <text:list-item>
                <text:p text:style-name="P14">(Write code and explain <text:span text:style-name="T5">single steps. Find details in provided vbs file</text:span>)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M4S</meta:editing-duration>
    <meta:editing-cycles>14</meta:editing-cycles>
    <meta:generator>LibreOffice/4.1.3.2$Windows_x86 LibreOffice_project/70feb7d99726f064edab4605a8ab840c50ec57a</meta:generator>
    <dc:date>2015-07-30T10:42:28.943000000</dc:date>
    <meta:document-statistic meta:table-count="2" meta:image-count="0" meta:object-count="0" meta:page-count="1" meta:paragraph-count="21" meta:word-count="82" meta:character-count="486" meta:non-whitespace-character-count="431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